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5f48b" officeooo:paragraph-rsid="0005f48b"/>
    </style:style>
    <style:style style:name="P2" style:family="paragraph" style:parent-style-name="Standard" style:list-style-name="L1">
      <style:text-properties officeooo:rsid="0005f48b" officeooo:paragraph-rsid="0005f48b"/>
    </style:style>
    <style:style style:name="P3" style:family="paragraph" style:parent-style-name="Standard" style:list-style-name="L4">
      <style:text-properties officeooo:rsid="0005f48b" officeooo:paragraph-rsid="0005f48b"/>
    </style:style>
    <style:style style:name="P4" style:family="paragraph" style:parent-style-name="Standard" style:list-style-name="L17">
      <style:text-properties officeooo:rsid="0005f48b" officeooo:paragraph-rsid="000ad52b"/>
    </style:style>
    <style:style style:name="P5" style:family="paragraph" style:parent-style-name="Standard">
      <style:text-properties officeooo:rsid="0005f48b" officeooo:paragraph-rsid="000ad52b"/>
    </style:style>
    <style:style style:name="P6" style:family="paragraph" style:parent-style-name="Standard" style:list-style-name="L3">
      <style:text-properties officeooo:paragraph-rsid="000ad52b"/>
    </style:style>
    <style:style style:name="P7" style:family="paragraph" style:parent-style-name="Standard">
      <style:text-properties officeooo:paragraph-rsid="0005f48b"/>
    </style:style>
    <style:style style:name="P8" style:family="paragraph" style:parent-style-name="Standard" style:list-style-name="L3">
      <style:text-properties fo:font-size="15pt" fo:font-weight="bold" officeooo:paragraph-rsid="0005f48b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05f48b" officeooo:paragraph-rsid="0005f48b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8pt" fo:font-weight="bold" officeooo:rsid="0005f48b" officeooo:paragraph-rsid="0005f48b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0642ef" officeooo:paragraph-rsid="000642ef" style:font-size-asian="18pt" style:font-weight-asian="bold" style:font-size-complex="18pt" style:font-weight-complex="bold"/>
    </style:style>
    <style:style style:name="P12" style:family="paragraph" style:parent-style-name="Standard" style:list-style-name="L1">
      <style:text-properties fo:font-size="16pt" fo:font-weight="bold" officeooo:rsid="0005f48b" officeooo:paragraph-rsid="0005f48b" style:font-size-asian="16pt" style:font-weight-asian="bold" style:font-size-complex="16pt" style:font-weight-complex="bold"/>
    </style:style>
    <style:style style:name="P13" style:family="paragraph" style:parent-style-name="Standard" style:list-style-name="L6">
      <style:text-properties fo:font-size="16pt" fo:font-weight="bold" officeooo:rsid="000642ef" officeooo:paragraph-rsid="000642ef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0642ef" officeooo:paragraph-rsid="000642ef" style:font-size-asian="16pt" style:font-weight-asian="bold" style:font-size-complex="16pt" style:font-weight-complex="bold"/>
    </style:style>
    <style:style style:name="P15" style:family="paragraph" style:parent-style-name="Standard" style:list-style-name="L14">
      <style:text-properties fo:font-size="16pt" fo:font-weight="bold" officeooo:rsid="00095ff4" officeooo:paragraph-rsid="00095ff4" style:font-size-asian="16pt" style:font-weight-asian="bold" style:font-size-complex="16pt" style:font-weight-complex="bold"/>
    </style:style>
    <style:style style:name="P16" style:family="paragraph" style:parent-style-name="Standard" style:list-style-name="L7">
      <style:text-properties fo:font-size="16pt" fo:font-weight="bold" officeooo:rsid="000642ef" officeooo:paragraph-rsid="000642ef" style:font-size-asian="14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0642ef" officeooo:paragraph-rsid="000642ef" style:font-size-asian="14pt" style:font-weight-asian="bold" style:font-size-complex="16pt" style:font-weight-complex="bold"/>
    </style:style>
    <style:style style:name="P18" style:family="paragraph" style:parent-style-name="Standard" style:list-style-name="L10">
      <style:text-properties fo:font-size="16pt" fo:font-weight="bold" officeooo:rsid="000642ef" officeooo:paragraph-rsid="000642ef" style:font-size-asian="14pt" style:font-weight-asian="bold" style:font-size-complex="16pt" style:font-weight-complex="bold"/>
    </style:style>
    <style:style style:name="P19" style:family="paragraph" style:parent-style-name="Standard" style:list-style-name="L11">
      <style:text-properties fo:font-size="16pt" fo:font-weight="bold" officeooo:rsid="000839d2" officeooo:paragraph-rsid="000839d2" style:font-size-asian="14pt" style:font-weight-asian="bold" style:font-size-complex="16pt" style:font-weight-complex="bold"/>
    </style:style>
    <style:style style:name="P20" style:family="paragraph" style:parent-style-name="Standard" style:list-style-name="L12">
      <style:text-properties fo:font-size="16pt" fo:font-weight="bold" officeooo:rsid="000839d2" officeooo:paragraph-rsid="000839d2" style:font-size-asian="14pt" style:font-weight-asian="bold" style:font-size-complex="16pt" style:font-weight-complex="bold"/>
    </style:style>
    <style:style style:name="P21" style:family="paragraph" style:parent-style-name="Standard" style:list-style-name="L13">
      <style:text-properties fo:font-size="16pt" fo:font-weight="bold" officeooo:rsid="00095ff4" officeooo:paragraph-rsid="00095ff4" style:font-size-asian="14pt" style:font-weight-asian="bold" style:font-size-complex="16pt" style:font-weight-complex="bold"/>
    </style:style>
    <style:style style:name="P22" style:family="paragraph" style:parent-style-name="Standard" style:list-style-name="L16">
      <style:text-properties fo:font-size="16pt" fo:font-weight="bold" officeooo:rsid="000ad52b" officeooo:paragraph-rsid="000ad52b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start" style:justify-single-word="false"/>
      <style:text-properties officeooo:rsid="000642ef" officeooo:paragraph-rsid="000642ef"/>
    </style:style>
    <style:style style:name="P24" style:family="paragraph" style:parent-style-name="Standard">
      <style:text-properties fo:font-size="12pt" fo:font-weight="normal" officeooo:rsid="000642ef" officeooo:paragraph-rsid="000642ef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642ef" officeooo:paragraph-rsid="000839d2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0839d2" officeooo:paragraph-rsid="000839d2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0839d2" officeooo:paragraph-rsid="00085f1d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095ff4" officeooo:paragraph-rsid="00095ff4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05f48b" officeooo:paragraph-rsid="000ad52b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paragraph-rsid="00095ff4"/>
    </style:style>
    <style:style style:name="P31" style:family="paragraph" style:parent-style-name="Standard">
      <style:text-properties fo:font-size="14pt" fo:font-weight="normal" officeooo:rsid="000ad52b" officeooo:paragraph-rsid="000ad52b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style:line-height-at-least="0.582cm"/>
      <style:text-properties fo:color="#000000" loext:opacity="100%" fo:font-weight="normal" fo:background-color="transparent" style:font-weight-asian="normal" style:font-weight-complex="normal"/>
    </style:style>
    <style:style style:name="P33" style:family="paragraph" style:parent-style-name="Standard">
      <style:paragraph-properties style:line-height-at-least="0.582cm"/>
      <style:text-properties fo:color="#000000" loext:opacity="100%" fo:font-weight="normal" officeooo:paragraph-rsid="00095ff4" fo:background-color="transparent" style:font-weight-asian="normal" style:font-weight-complex="normal"/>
    </style:style>
    <style:style style:name="P34" style:family="paragraph" style:parent-style-name="Standard">
      <style:text-properties officeooo:paragraph-rsid="000ad52b"/>
    </style:style>
    <style:style style:name="T1" style:family="text">
      <style:text-properties officeooo:rsid="0005f48b"/>
    </style:style>
    <style:style style:name="T2" style:family="text">
      <style:text-properties officeooo:rsid="000642ef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officeooo:rsid="000839d2"/>
    </style:style>
    <style:style style:name="T5" style:family="text">
      <style:text-properties officeooo:rsid="00085f1d"/>
    </style:style>
    <style:style style:name="T6" style:family="text">
      <style:text-properties style:font-name="Consolas" fo:font-size="12pt"/>
    </style:style>
    <style:style style:name="T7" style:family="text">
      <style:text-properties style:font-name="Consolas" fo:font-size="12pt" officeooo:rsid="00095ff4"/>
    </style:style>
    <style:style style:name="T8" style:family="text">
      <style:text-properties officeooo:rsid="00095ff4" style:font-size-asian="10.5pt" style:font-weight-asian="normal" style:font-size-complex="12pt" style:font-weight-complex="normal"/>
    </style:style>
    <style:style style:name="T9" style:family="text">
      <style:text-properties fo:color="#000000" loext:opacity="100%" style:font-name="Consolas" fo:background-color="transparent" loext:char-shading-value="0" style:font-weight-asian="normal" style:font-weight-complex="normal"/>
    </style:style>
    <style:style style:name="T10" style:family="text">
      <style:text-properties fo:color="#000000" loext:opacity="100%" style:font-name="Consolas" officeooo:rsid="00095ff4" fo:background-color="transparent" loext:char-shading-value="0" style:font-weight-asian="normal" style:font-weight-complex="normal"/>
    </style:style>
    <style:style style:name="T11" style:family="text">
      <style:text-properties officeooo:rsid="000ad52b"/>
    </style:style>
    <style:style style:name="T12" style:family="text">
      <style:text-properties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15pt" fo:font-weight="bold" officeooo:rsid="000ad52b" style:font-size-asian="15pt" style:font-weight-asian="bold" style:font-size-complex="15pt" style:font-weight-complex="bol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Requisitos API</text:p>
      <text:p text:style-name="P10"/>
      <text:p text:style-name="P23"><text:span text:style-name="T12">Vendedores</text:span></text:p>
      <text:p text:style-name="P7"/>
      <text:list xml:id="list4062008939" text:style-name="L1">
        <text:list-item>
          <text:p text:style-name="P12">Login </text:p>
          <text:p text:style-name="P2">1 – O login deve ser feito usando utilizando e-mail e senha.</text:p>
        </text:list-item>
      </text:list>
      <text:p text:style-name="P1"><text:tab/>2 – No caso de um usuário valido a API deve retornar um Token de sessão e os privilégios <text:tab/> <text:s text:c="5"/>do usuário (Vendedor ou Admin), <text:span text:style-name="T2">e as informações do usuário: Nome, e-mail e CPF.</text:span></text:p>
      <text:p text:style-name="P1"><text:tab/>3 – No caso do login falhar uma mensagem de erro deve ser retornada, caso o e-mail esteja <text:tab/> <text:s text:c="5"/>errado: “Este e-mail não está cadastrado no nosso sistema.”, </text:p>
      <text:p text:style-name="P1"><text:tab/> <text:s text:c="5"/>caso a senha esteja incorreta: “Senha invalida, tente novamente.”</text:p>
      <text:p text:style-name="P1"><text:tab/> </text:p>
      <text:list xml:id="list1802966687" text:style-name="L6">
        <text:list-item>
          <text:p text:style-name="P13">Lista de todos os Clientes</text:p>
        </text:list-item>
      </text:list>
      <text:p text:style-name="P14"><text:tab/><text:span text:style-name="T3">1 – Retornar a lista com o nome e identificador de todos os clientes.</text:span></text:p>
      <text:p text:style-name="P14"><text:span text:style-name="T3"><text:tab/></text:span></text:p>
      <text:list xml:id="list3231164791" text:style-name="L7">
        <text:list-item>
          <text:p text:style-name="P16">Lista com todos os Produto</text:p>
        </text:list-item>
      </text:list>
      <text:p text:style-name="P24"><text:tab/>1 – Lista com todos os produtos.</text:p>
      <text:p text:style-name="P24"/>
      <text:p text:style-name="P24"/>
      <text:p text:style-name="P11">Administrativo</text:p>
      <text:p text:style-name="P17"/>
      <text:list xml:id="list3762955627" text:style-name="L10">
        <text:list-item>
          <text:p text:style-name="P18">Lista<text:span text:style-name="T4">gem de</text:span> Produtos</text:p>
        </text:list-item>
      </text:list>
      <text:p text:style-name="P24"><text:tab/><text:span text:style-name="T4">1 – Quando solicitado a API deve verificar se a requisição foi feita pelo Admin.</text:span></text:p>
      <text:p text:style-name="P24"><text:tab/><text:span text:style-name="T4">2 – Caso a solicitação seja invalida uma mensagem de erro deve ser retornada.</text:span></text:p>
      <text:p text:style-name="P24"><text:tab/><text:span text:style-name="T4">3 – Caso a solicitação seja valida a API deve retornar a lista de itens de forma paginada,</text:span></text:p>
      <text:p text:style-name="P24"><text:tab/> <text:s text:c="5"/><text:span text:style-name="T4">sendo cada página com 30 itens, e o link para a página anterior e para a próxima página.</text:span></text:p>
      <text:p text:style-name="P24"/>
      <text:list xml:id="list3550188676" text:style-name="L11">
        <text:list-item>
          <text:p text:style-name="P19">Lista de todos os Vendedores</text:p>
        </text:list-item>
      </text:list>
      <text:p text:style-name="P26"><text:tab/>1 – Quando solicitado a API deve verificar se a requisição foi feita pelo Admin.</text:p>
      <text:p text:style-name="P25"><text:tab/><text:span text:style-name="T4">2 – Caso a solicitação seja invalida uma mensagem de erro deve ser retornada.</text:span></text:p>
      <text:p text:style-name="P25"><text:tab/><text:span text:style-name="T4">3 – Caso a solicitação seja valida a API deve retornar a lista de Vendedores de forma <text:tab/><text:tab/> <text:s text:c="5"/>paginada, sendo cada página com 30 itens, e o link para a página anterior e para a página <text:s text:c="3"/><text:tab/> <text:s text:c="5"/>seguinte.</text:span></text:p>
      <text:p text:style-name="P25"/>
      <text:list xml:id="list640382428" text:style-name="L12">
        <text:list-item>
          <text:p text:style-name="P20">Editar Produtos</text:p>
        </text:list-item>
      </text:list>
      <text:p text:style-name="P27"><text:tab/><text:span text:style-name="T5">1 – Uma requisição será feita a API sendo passado um identificador do produto, a API deve <text:tab/> <text:s text:c="5"/>retornar com todas as informações referentes a este produto.</text:span></text:p>
      <text:p text:style-name="P27"><text:tab/><text:span text:style-name="T5">2 – Caso o identificador seja invalido uma mensagem de erro deve ser retornada, “Não foi <text:tab/> <text:s text:c="5"/>possível localizar este produto.”</text:span></text:p>
      <text:p text:style-name="P27"><text:span text:style-name="T5"><text:tab/>3 – Um formulário será enviado para a API contendo o identificador do produto, as novas <text:s/><text:tab/> <text:s text:c="5"/>informações do produto.</text:span></text:p>
      <text:p text:style-name="P26"><text:tab/><text:span text:style-name="T5">4 – As informações novas devem sobrescrever as antigas.</text:span></text:p>
      <text:p text:style-name="P26"><text:tab/><text:span text:style-name="T5">5 – Caso ocorra algum erro uma mensagem de erro deve ser retornada, “Algo de errado não <text:tab/> <text:s text:c="5"/>está certo.”.</text:span></text:p>
      <text:p text:style-name="P26"><text:tab/><text:span text:style-name="T5">6 – Caso tudo ocorra corretamente uma mensagem de confirmação deve ser retornada, <text:tab/> <text:s text:c="5"/><text:tab/> <text:s text:c="5"/>“Produto atualizado com sucesso.”.</text:span></text:p>
      <text:p text:style-name="P26"/>
      <text:list xml:id="list3572931735" text:style-name="L13">
        <text:list-item>
          <text:p text:style-name="P21"><text:soft-page-break/>Editar Clientes e Vendedores</text:p>
        </text:list-item>
      </text:list>
      <text:p text:style-name="P28"><text:tab/>1 – As regras devem seguir as mesmas utilizadas em Editar Produtos.</text:p>
      <text:p text:style-name="P28"/>
      <text:list xml:id="list2867440412" text:style-name="L14">
        <text:list-item>
          <text:p text:style-name="P15">Adicionar Produtos</text:p>
        </text:list-item>
      </text:list>
      <text:p text:style-name="P28"><text:tab/>1 – Um formulário será enviado para a API, contendo as seguintes informações: </text:p>
      <text:p text:style-name="P28"><text:tab/><text:tab/>{</text:p>
      <text:p text:style-name="P30"><text:span text:style-name="T8"><text:tab/><text:tab/><text:tab/></text:span><text:span text:style-name="T9">"Cod_Prod": "</text:span><text:span text:style-name="T10">string</text:span><text:span text:style-name="T9">",</text:span></text:p>
      <text:p text:style-name="P32"><text:tab/><text:tab/><text:tab/><text:span text:style-name="T6">"Linha": </text:span><text:span text:style-name="T7">number</text:span><text:span text:style-name="T6">,</text:span></text:p>
      <text:p text:style-name="P32"><text:tab/><text:tab/><text:tab/><text:span text:style-name="T6">"Categoria": "</text:span><text:span text:style-name="T7">string</text:span><text:span text:style-name="T6">",</text:span></text:p>
      <text:p text:style-name="P32"><text:tab/><text:tab/><text:tab/><text:span text:style-name="T6">"Sequencial": </text:span><text:span text:style-name="T7">number</text:span><text:span text:style-name="T6">,</text:span></text:p>
      <text:p text:style-name="P32"><text:tab/><text:tab/><text:tab/><text:span text:style-name="T6">"Descr_Resumida": "</text:span><text:span text:style-name="T7">string</text:span><text:span text:style-name="T6">",</text:span></text:p>
      <text:p text:style-name="P32"><text:tab/><text:tab/><text:tab/><text:span text:style-name="T6">"Descr_Detalhada": "</text:span><text:span text:style-name="T7">string</text:span><text:span text:style-name="T6">",</text:span></text:p>
      <text:p text:style-name="P33"><text:tab/><text:tab/><text:tab/><text:span text:style-name="T6">"Preco_Venda": </text:span><text:span text:style-name="T7">number</text:span><text:span text:style-name="T6">,</text:span></text:p>
      <text:p text:style-name="P33"><text:span text:style-name="T6"><text:tab/></text:span><text:tab/><text:tab/><text:span text:style-name="T6">"Peso_Unit": </text:span><text:span text:style-name="T7">number</text:span><text:span text:style-name="T6">,</text:span></text:p>
      <text:p text:style-name="P32"><text:tab/><text:tab/><text:tab/><text:span text:style-name="T6">"Unidade": "</text:span><text:span text:style-name="T7">string</text:span><text:span text:style-name="T6">",</text:span></text:p>
      <text:p text:style-name="P33"><text:tab/><text:tab/><text:tab/><text:span text:style-name="T6">"NCMSH": "</text:span><text:span text:style-name="T7">string</text:span><text:span text:style-name="T6">",<text:tab/></text:span></text:p>
      <text:p text:style-name="P33"><text:span text:style-name="T6"><text:tab/></text:span><text:tab/><text:tab/><text:span text:style-name="T6">"EAN": "</text:span><text:span text:style-name="T7">string</text:span><text:span text:style-name="T6">"</text:span></text:p>
      <text:p text:style-name="P28"/>
      <text:p text:style-name="P28"><text:tab/><text:tab/>}<text:tab/></text:p>
      <text:p text:style-name="P28"><text:tab/>2 – Caso o Cod_Prod já esteja cadastrado uma mensagem de erro deve ser retornada, “Este <text:tab/> <text:s text:c="5"/>código de produto já está cadastrado em nosso sistema.”.</text:p>
      <text:p text:style-name="P28"><text:tab/>3 – Caso o produto for cadastrado com sucesso uma mensagem deve retornar contendo a <text:tab/> <text:s text:c="5"/>mensagem, “Produto cadastrado com sucesso”.</text:p>
      <text:p text:style-name="P28"/>
      <text:list xml:id="list1393219182" text:style-name="L16">
        <text:list-item>
          <text:p text:style-name="P22">Adicionar Cliente</text:p>
        </text:list-item>
      </text:list>
      <text:p text:style-name="P31"><text:tab/>1 – Um formulário será enviado com as informações do cliente.</text:p>
      <text:p text:style-name="P31"><text:tab/>2 – Caso o CNPJ já esteja cadastrado uma mensagem de erro deve ser <text:tab/> <text:s/><text:tab/> <text:s text:c="5"/>retornada, “Esta empresa já está cadastrada em nosso sistema.”.</text:p>
      <text:p text:style-name="P5"/>
      <text:list xml:id="list2566168988" text:style-name="L3">
        <text:list-item>
          <text:p text:style-name="P6"><text:span text:style-name="T13">Adicionar Vendedor</text:span></text:p>
        </text:list-item>
      </text:list>
      <text:p text:style-name="P34"><text:tab/><text:span text:style-name="T11">1</text:span><text:span text:style-name="T1"> – Cadastro de vendedor deve ter as seguintes informações:</text:span></text:p>
      <text:list xml:id="list3477782564" text:style-name="L17">
        <text:list-item>
          <text:p text:style-name="P4">Nome</text:p>
        </text:list-item>
        <text:list-item>
          <text:p text:style-name="P4">Sobrenome</text:p>
        </text:list-item>
        <text:list-item>
          <text:p text:style-name="P4">CPF</text:p>
        </text:list-item>
        <text:list-item>
          <text:p text:style-name="P4">E-mail</text:p>
        </text:list-item>
        <text:list-item>
          <text:p text:style-name="P4">Senha</text:p>
        </text:list-item>
        <text:list-item>
          <text:p text:style-name="P4">Telefone 1</text:p>
        </text:list-item>
        <text:list-item>
          <text:p text:style-name="P4">Telefone 2</text:p>
        </text:list-item>
        <text:list-item>
          <text:p text:style-name="P4">DDD</text:p>
        </text:list-item>
        <text:list-item>
          <text:p text:style-name="P4">Endereço</text:p>
        </text:list-item>
        <text:list-item>
          <text:p text:style-name="P4">Bairro</text:p>
        </text:list-item>
        <text:list-item>
          <text:p text:style-name="P4">Cidade</text:p>
        </text:list-item>
        <text:list-item>
          <text:p text:style-name="P4">Estado</text:p>
        </text:list-item>
      </text:list>
      <text:p text:style-name="P29"><text:tab/><text:span text:style-name="T11">2</text:span> – Caso e-mail ou CPF já estejam cadastrado no banco de dados uma mensagem de erro <text:tab/>“Esse usuário já está cadastrado em nosso sistema.”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15T15:30:22.621000000</meta:creation-date>
    <dc:date>2023-04-15T16:38:33.905000000</dc:date>
    <meta:editing-duration>PT27S</meta:editing-duration>
    <meta:editing-cycles>1</meta:editing-cycles>
    <meta:document-statistic meta:table-count="0" meta:image-count="0" meta:object-count="0" meta:page-count="2" meta:paragraph-count="67" meta:word-count="552" meta:character-count="3430" meta:non-whitespace-character-count="2758"/>
    <meta:generator>LibreOffice/7.2.7.2$Windows_X86_64 LibreOffice_project/8d71d29d553c0f7dcbfa38fbfda25ee34cce99a2</meta:generator>
  </office:meta>
</office:document-meta>
</file>